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01:43:52.066711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0-12-08T01:56:20.326145549</dc:date>
    <meta:editing-duration>PT1H2M28S</meta:editing-duration>
    <meta:editing-cycles>24</meta:editing-cycles>
    <meta:generator>LibreOffice/6.4.6.2$Linux_X86_64 LibreOffice_project/40$Build-2</meta:generator>
    <meta:document-statistic meta:table-count="1" meta:cell-count="675" meta:object-count="0"/>
  </office:meta>
</office:document-meta>
</file>